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ormální" style:family="paragraph">
      <style:text-properties fo:font-weight="bold" style:font-weight-asian="bold"/>
    </style:style>
    <style:style style:name="P19" style:parent-style-name="Normální" style:family="paragraph">
      <style:text-properties fo:font-weight="bold" style:font-weight-asian="bold"/>
    </style:style>
    <style:style style:name="P20" style:parent-style-name="Normální" style:family="paragraph">
      <style:text-properties fo:font-weight="bold" style:font-weight-asian="bold"/>
    </style:style>
    <style:style style:name="T21" style:parent-style-name="Silné" style:family="text">
      <style:text-properties fo:font-weight="normal" style:font-weight-asian="normal"/>
    </style:style>
    <style:style style:name="P22" style:parent-style-name="Základnítext" style:family="paragraph">
      <style:text-properties fo:font-weight="bold" style:font-weight-asian="bold" fo:color="#008576" fo:font-size="12pt" style:font-size-asian="12pt" style:font-size-complex="13pt"/>
    </style:style>
    <style:style style:name="P23" style:parent-style-name="Základnítext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25/2023<text:bookmark-end text:name="Text14"/></text:p>
            <text:p text:style-name="Normální">KVOP-22099/2023<text:bookmark-end text:name="Text2"/></text:p>
            <text:p text:style-name="Normální"><text:bookmark-start text:name="Text6"/>09. 06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á paní <text:s text:c="4"/><text:bookmark-end text:name="Text13"/></text:p>
            <text:p text:style-name="Normální">A. M.</text:p>
            <text:p text:style-name="Normální"><text:bookmark-end text:name="Text7"/></text:p>
            <text:p text:style-name="P17">e-mail:<text:s/></text:p>
            <text:p text:style-name="P18"/>
            <text:p text:style-name="P19"/>
            <text:p text:style-name="P20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Základnítext">Vážená paní ředitelko,</text:p>
      <text:p text:style-name="Základnítext">dne 5. června 2023 byla do Kanceláře veřejného ochránce práv doručena Vaše žádost podle zákona č. 106/1999 Sb., o svobodném přístupu k informacím, ve znění pozdějších<text:s/>předpisů, kterou žádáte o zaslání stanoviska k přednostnímu vyřizování žádostí o vydání osvědčení účastníka III. odboje, které vydal JUDr. Varvařovský ve spise 2083/2012/VOP/MK.</text:p>
      <text:p text:style-name="Základnítext">Ve smyslu zákona o svobodném přístupu k informacím,<text:s/><text:span text:style-name="Silné">Vám výše uvedené informace</text:span><text:span text:style-name="Silné"><text:s/>poskytuji<text:s/></text:span>a v příloze Vám zasílám jak korespondenci adresovanou Ministerstvu obrany, tak Archivu bezpečnostních složek<text:span text:style-name="Silné">.</text:span></text:p>
      <text:p text:style-name="Základnítext"><text:span text:style-name="T21">S pozdravem</text:span></text:p>
      <text:p text:style-name="Základnítext"/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odpis"/>
      <text:p text:style-name="P22">4 přílohy</text:p>
      <text:p text:style-name="P23"/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LKMR*</text:span></text:p>
        <text:p text:style-name="P12"><text:span text:style-name="T13">KVOPX00DLKMR</text:span>KVOPX00DLKM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6T11:00:00Z</meta:creation-date>
    <dc:date>2023-06-16T11:01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23" meta:character-count="846" meta:row-count="8" meta:non-whitespace-character-count="725"/>
  </office:meta>
</office:document-meta>
</file>